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float" office:value="1.90744806838877" calcext:value-type="float">
            <text:p>1,9074480684</text:p>
          </table:table-cell>
          <table:table-cell table:formula="of:=['Testreihe C'.A12]" office:value-type="float" office:value="6.50269787764687" calcext:value-type="float">
            <text:p>6,5026978776</text:p>
          </table:table-cell>
          <table:table-cell table:formula="of:=['Testreihe D'.A12]" office:value-type="float" office:value="1.51396856676041" calcext:value-type="float">
            <text:p>1,5139685668</text:p>
          </table:table-cell>
          <table:table-cell table:formula="of:=['Testreihe E'.A12]" office:value-type="float" office:value="1.85789613957414" calcext:value-type="float">
            <text:p>1,8578961396</text:p>
          </table:table-cell>
          <table:table-cell table:formula="of:=['Testreihe F'.A12]" office:value-type="float" office:value="1.04671494528581" calcext:value-type="float">
            <text:p>1,0467149453</text:p>
          </table:table-cell>
          <table:table-cell table:formula="of:=['Testreihe G'.A12]" office:value-type="float" office:value="1.05706381361712" calcext:value-type="float">
            <text:p>1,0570638136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664680780761379" calcext:value-type="float">
            <text:p>0,6646807808</text:p>
          </table:table-cell>
          <table:table-cell office:value-type="float" office:value="0.980619542734735" calcext:value-type="float">
            <text:p>0,9806195427</text:p>
          </table:table-cell>
          <table:table-cell office:value-type="float" office:value="0.315433210920247" calcext:value-type="float">
            <text:p>0,3154332109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float" office:value="321.8" calcext:value-type="float">
            <text:p>321,8</text:p>
          </table:table-cell>
          <table:table-cell table:formula="of:=['Testreihe C'.B12]" office:value-type="float" office:value="103.9" calcext:value-type="float">
            <text:p>103,9</text:p>
          </table:table-cell>
          <table:table-cell table:formula="of:=['Testreihe D'.B12]" office:value-type="float" office:value="149.9" calcext:value-type="float">
            <text:p>149,9</text:p>
          </table:table-cell>
          <table:table-cell table:formula="of:=['Testreihe E'.B12]" office:value-type="float" office:value="130.7" calcext:value-type="float">
            <text:p>130,7</text:p>
          </table:table-cell>
          <table:table-cell table:formula="of:=['Testreihe F'.B12]" office:value-type="float" office:value="411" calcext:value-type="float">
            <text:p>411</text:p>
          </table:table-cell>
          <table:table-cell table:formula="of:=['Testreihe G'.B12]" office:value-type="float" office:value="613.1" calcext:value-type="float">
            <text:p>613,1</text:p>
          </table:table-cell>
          <table:table-cell office:value-type="float" office:value="192.8" calcext:value-type="float">
            <text:p>192,8</text:p>
          </table:table-cell>
          <table:table-cell office:value-type="float" office:value="153.8" calcext:value-type="float">
            <text:p>153,8</text:p>
          </table:table-cell>
          <table:table-cell office:value-type="float" office:value="637.6" calcext:value-type="float">
            <text:p>637,6</text:p>
          </table:table-cell>
          <table:table-cell office:value-type="float" office:value="923.8" calcext:value-type="float">
            <text:p>923,8</text:p>
          </table:table-cell>
          <table:table-cell office:value-type="float" office:value="228.5" calcext:value-type="float">
            <text:p>228,5</text:p>
          </table:table-cell>
          <table:table-cell office:value-type="float" office:value="171.8" calcext:value-type="float">
            <text:p>171,8</text:p>
          </table:table-cell>
        </table:table-row>
      </table:table>
      <table:table table:name="Diagramme" table:style-name="ta1">
        <table:shapes>
          <draw:frame draw:z-index="0" draw:style-name="gr1" draw:text-style-name="P1" svg:width="159.99mm" svg:height="89.99mm" svg:x="144.56mm" svg:y="1.26mm">
            <draw:object draw:notify-on-update-of-ranges="Diagramme.A3:Diagramme.A3 Diagramme.B3:Diagramme.D3 Diagramme.A5:Diagramme.A5 Diagramme.B5:Diagramme.D5 Diagramme.A4:Diagramme.A4 Diagramme.B4:Diagramme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4.27mm" svg:y="0.46mm">
            <draw:object draw:notify-on-update-of-ranges="Diagramme.A11:Diagramme.A11 Diagramme.B11:Diagramme.D11 Diagramme.A13:Diagramme.A13 Diagramme.B13:Diagramme.D13 Diagramme.A12:Diagramme.A12 Diagramme.B12:Diagramme.D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0.93mm" svg:y="97.59mm">
            <draw:object draw:notify-on-update-of-ranges="Diagramme.A27:Diagramme.A27 Diagramme.B27:Diagramme.D27 Diagramme.A28:Diagramme.A28 Diagramme.B28:Diagramme.D28 Diagramme.A29:Diagramme.A29 Diagramme.B29:Diagramme.D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9.25mm" svg:y="97.59mm">
            <draw:object draw:notify-on-update-of-ranges="Diagramme.A35:Diagramme.A35 Diagramme.B35:Diagramme.D35 Diagramme.A36:Diagramme.A36 Diagramme.B36:Diagramme.D36 Diagramme.A37:Diagramme.A37 Diagramme.B37:Diagramme.D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mweltselektion Rouletteverfahr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mweltselektion: Determinis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Rekombinationsart: Aritme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kombinationsart: Intermediä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</table:table>
      <table:table table:name="Testreihe B" table:style-name="ta1">
        <table:table-column table:style-name="co2" table:default-cell-style-name="ce4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54620495429469" calcext:value-type="float">
            <text:p>2,546204954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51032725653837" calcext:value-type="float">
            <text:p>1,51032725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.2844189946936" calcext:value-type="float">
            <text:p>1,284418994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3896394446422" calcext:value-type="float">
            <text:p>1,7389639445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.32394690414984" calcext:value-type="float">
            <text:p>1,323946904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.71430068816537" calcext:value-type="float">
            <text:p>1,71430068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.27623355554768" calcext:value-type="float">
            <text:p>2,27623355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.14936448006097" calcext:value-type="float">
            <text:p>3,149364480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8178597086603" calcext:value-type="float">
            <text:p>1,81785970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.71286019731263" calcext:value-type="float">
            <text:p>1,7128601973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90744806838877" calcext:value-type="float">
            <text:p>1,9074480684</text:p>
          </table:table-cell>
          <table:table-cell table:formula="of:=SUM([.B2:.B11])/COUNT([.B2:.B11])" office:value-type="float" office:value="321.8" calcext:value-type="float">
            <text:p>321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C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7.87962465782721" calcext:value-type="float">
            <text:p>7,87962465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4974492438791" calcext:value-type="float">
            <text:p>5,049744924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.84724905918359" calcext:value-type="float">
            <text:p>5,847249059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.11150880866143" calcext:value-type="float">
            <text:p>7,11150880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.00760248195933" calcext:value-type="float">
            <text:p>6,0076024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39682425409698" calcext:value-type="float">
            <text:p>4,396824254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.53617758225534" calcext:value-type="float">
            <text:p>4,536177582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.69921322633585" calcext:value-type="float">
            <text:p>6,699213226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.56552976569249" calcext:value-type="float">
            <text:p>2,56552976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4.9335040160686" calcext:value-type="float">
            <text:p>14,93350401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6.50269787764687" calcext:value-type="float">
            <text:p>6,5026978776</text:p>
          </table:table-cell>
          <table:table-cell table:formula="of:=SUM([.B2:.B11])/COUNT([.B2:.B11])" office:value-type="float" office:value="103.9" calcext:value-type="float">
            <text:p>103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D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22928872368716" calcext:value-type="float">
            <text:p>1,229288723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09592963631272" calcext:value-type="float">
            <text:p>1,09592963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73250998884736" calcext:value-type="float">
            <text:p>1,732509988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52963562822937" calcext:value-type="float">
            <text:p>1,52963562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73613706453654" calcext:value-type="float">
            <text:p>1,73613706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969618743356282" calcext:value-type="float">
            <text:p>0,969618743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.40619903434229" calcext:value-type="float">
            <text:p>1,40619903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.33440971568431" calcext:value-type="float">
            <text:p>2,33440971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88624108312753" calcext:value-type="float">
            <text:p>1,886241083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21971604948052" calcext:value-type="float">
            <text:p>1,219716049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51396856676041" calcext:value-type="float">
            <text:p>1,5139685668</text:p>
          </table:table-cell>
          <table:table-cell table:formula="of:=SUM([.B2:.B11])/COUNT([.B2:.B11])" office:value-type="float" office:value="149.9" calcext:value-type="float">
            <text:p>149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E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22987608435745" calcext:value-type="float">
            <text:p>2,22987608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.36071008315241" calcext:value-type="float">
            <text:p>2,360710083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741376244309" calcext:value-type="float">
            <text:p>1,767413762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.18231288399553" calcext:value-type="float">
            <text:p>2,18231288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.01526223942667" calcext:value-type="float">
            <text:p>2,0152622394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.35577834088589" calcext:value-type="float">
            <text:p>2,355778340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69929802418742" calcext:value-type="float">
            <text:p>1,69929802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40880645085942" calcext:value-type="float">
            <text:p>1,408806450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22446172118282" calcext:value-type="float">
            <text:p>1,224461721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33504180525068" calcext:value-type="float">
            <text:p>1,33504180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85789613957414" calcext:value-type="float">
            <text:p>1,8578961396</text:p>
          </table:table-cell>
          <table:table-cell table:formula="of:=SUM([.B2:.B11])/COUNT([.B2:.B11])" office:value-type="float" office:value="130.7" calcext:value-type="float">
            <text:p>130,7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F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13771714738464" calcext:value-type="float">
            <text:p>1,137717147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.07024272958904" calcext:value-type="float">
            <text:p>1,070242729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.09535368194952" calcext:value-type="float">
            <text:p>1,09535368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.0320433006921" calcext:value-type="float">
            <text:p>1,0320433007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.00306322653125" calcext:value-type="float">
            <text:p>1,003063226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.02115466371175" calcext:value-type="float">
            <text:p>1,0211546637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.02855537547955" calcext:value-type="float">
            <text:p>1,0285553755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02514278833798" calcext:value-type="float">
            <text:p>1,025142788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.0236095299846" calcext:value-type="float">
            <text:p>1,0236095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03026700919768" calcext:value-type="float">
            <text:p>1,03026700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671494528581" calcext:value-type="float">
            <text:p>1,0467149453</text:p>
          </table:table-cell>
          <table:table-cell table:formula="of:=SUM([.B2:.B11])/COUNT([.B2:.B11])" office:value-type="float" office:value="411" calcext:value-type="float">
            <text:p>41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G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8087991760822" calcext:value-type="float">
            <text:p>1,0808799176</text:p>
          </table:table-cell>
          <table:table-cell table:style-name="ce4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.02667420611748" calcext:value-type="float">
            <text:p>1,0266742061</text:p>
          </table:table-cell>
          <table:table-cell table:style-name="ce4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1.04148040630516" calcext:value-type="float">
            <text:p>1,04148040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.0221159764227" calcext:value-type="float">
            <text:p>1,02211597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.04165279180576" calcext:value-type="float">
            <text:p>1,0416527918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.04183957900817" calcext:value-type="float">
            <text:p>1,04183957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.12730674742671" calcext:value-type="float">
            <text:p>1,127306747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.06627892143204" calcext:value-type="float">
            <text:p>1,0662789214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.00635881114544" calcext:value-type="float">
            <text:p>1,006358811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.11605077889956" calcext:value-type="float">
            <text:p>1,1160507789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5706381361712" calcext:value-type="float">
            <text:p>1,0570638136</text:p>
          </table:table-cell>
          <table:table-cell table:formula="of:=SUM([.B2:.B11])/COUNT([.B2:.B11])" office:value-type="float" office:value="613.1" calcext:value-type="float">
            <text:p>613,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H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0:00:58.4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4.4.5.2$Windows_x86 LibreOffice_project/a22f674fd25a3b6f45bdebf25400ed2adff0ff99</meta:generator>
    <dc:date>2016-11-11T11:13:00.243000000</dc:date>
    <meta:editing-duration>PT2H27M5S</meta:editing-duration>
    <meta:editing-cycles>46</meta:editing-cycles>
    <meta:document-statistic meta:table-count="14" meta:cell-count="517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62cm" svg:y="0.316cm" chart:style-name="ch2">
          <text:p>Umweltselektion: Rouletteverahren</text:p>
        </chart:title>
        <chart:subtitle svg:x="5.469cm" svg:y="1.275cm" chart:style-name="ch3">
          <text:p>Vergleich Rekombinationsart</text:p>
        </chart:subtitle>
        <chart:legend chart:legend-position="end" svg:x="13.314cm" svg:y="3.952cm" style:legend-expansion="high" chart:style-name="ch4"/>
        <chart:plot-area chart:style-name="ch5" table:cell-range-address="Diagramme.A3:Diagramme.D5" chart:data-source-has-labels="both" svg:x="1.331cm" svg:y="2.138cm" svg:width="11.663cm" svg:height="5.701cm">
          <chartooo:coordinate-region svg:x="1.767cm" svg:y="2.338cm" svg:width="11.227cm" svg:height="4.854cm"/>
          <chart:axis chart:dimension="x" chart:name="primary-x" chart:style-name="ch6" chartooo:axis-type="auto">
            <chartooo:date-scale/>
            <chart:title svg:x="4.684cm" svg:y="8.019cm" chart:style-name="ch7">
              <text:p>Populationsgröße / Anzahl Kinder</text:p>
            </chart:title>
            <chart:categories table:cell-range-address="Diagramme.B3:Diagramme.D3"/>
          </chart:axis>
          <chart:axis chart:dimension="y" chart:name="primary-y" chart:style-name="ch8">
            <chart:title svg:x="0.451cm" svg:y="7.665cm" chart:style-name="ch9">
              <text:p>Mittelwert Fitness aus 10 Versuchen</text:p>
            </chart:title>
            <chart:grid chart:style-name="ch10" chart:class="major"/>
          </chart:axis>
          <chart:series chart:style-name="ch11" chart:values-cell-range-address="Diagramme.B5:Diagramme.D5" chart:label-cell-address="Diagramme.A5:Diagramme.A5" chart:class="chart:bar">
            <chart:data-point chart:repeated="3"/>
          </chart:series>
          <chart:series chart:style-name="ch12" chart:values-cell-range-address="Diagramme.B4:Diagramme.D4" chart:label-cell-address="Diagramme.A4:Diagramme.A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:Diagramme.D3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5:Diagramme.A5</svg:desc>
                </draw:g>
              </table:table-cell>
              <table:table-cell office:value-type="float" office:value="6.50269787764687">
                <text:p>6.50269787764687</text:p>
                <draw:g>
                  <svg:desc>Diagramme.B5:Diagramme.D5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  <draw:g>
                  <svg:desc>Diagramme.A4:Diagramme.A4</svg:desc>
                </draw:g>
              </table:table-cell>
              <table:table-cell office:value-type="float" office:value="1.90744806838877">
                <text:p>1.90744806838877</text:p>
                <draw:g>
                  <svg:desc>Diagramme.B4:Diagramme.D4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Umweltselektion: Deterministisch</text:p>
        </chart:title>
        <chart:subtitle svg:x="5.469cm" svg:y="1.275cm" chart:style-name="ch3">
          <text:p>Vergleich Rekombinationsart</text:p>
        </chart:subtitle>
        <chart:legend chart:legend-position="end" svg:x="13.314cm" svg:y="3.952cm" style:legend-expansion="high" chart:style-name="ch4"/>
        <chart:plot-area chart:style-name="ch5" table:cell-range-address="Diagramme.A11:Diagramme.D13" chart:data-source-has-labels="both" svg:x="1.331cm" svg:y="2.138cm" svg:width="11.663cm" svg:height="5.701cm">
          <chartooo:coordinate-region svg:x="1.767cm" svg:y="2.338cm" svg:width="11.227cm" svg:height="4.854cm"/>
          <chart:axis chart:dimension="x" chart:name="primary-x" chart:style-name="ch6" chartooo:axis-type="auto">
            <chartooo:date-scale/>
            <chart:title svg:x="4.684cm" svg:y="8.019cm" chart:style-name="ch7">
              <text:p>Populationsgröße / Anzahl Kinder</text:p>
            </chart:title>
            <chart:categories table:cell-range-address="Diagramme.B11:Diagramme.D11"/>
          </chart:axis>
          <chart:axis chart:dimension="y" chart:name="primary-y" chart:style-name="ch8">
            <chart:title svg:x="0.451cm" svg:y="7.665cm" chart:style-name="ch9">
              <text:p>Mittelwert Fitness aus 10 Versuchen</text:p>
            </chart:title>
            <chart:grid chart:style-name="ch10" chart:class="major"/>
          </chart:axis>
          <chart:series chart:style-name="ch11" chart:values-cell-range-address="Diagramme.B13:Diagramme.D13" chart:label-cell-address="Diagramme.A13:Diagramme.A13" chart:class="chart:bar">
            <chart:data-point chart:repeated="3"/>
          </chart:series>
          <chart:series chart:style-name="ch12" chart:values-cell-range-address="Diagramme.B12:Diagramme.D12" chart:label-cell-address="Diagramme.A12:Diagramme.A1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11:Diagramme.D11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13:Diagramme.A13</svg:desc>
                </draw:g>
              </table:table-cell>
              <table:table-cell office:value-type="float" office:value="1.85789613957414">
                <text:p>1.85789613957414</text:p>
                <draw:g>
                  <svg:desc>Diagramme.B13:Diagramme.D13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  <draw:g>
                  <svg:desc>Diagramme.A12:Diagramme.A12</svg:desc>
                </draw:g>
              </table:table-cell>
              <table:table-cell office:value-type="float" office:value="1.51396856676041">
                <text:p>1.51396856676041</text:p>
                <draw:g>
                  <svg:desc>Diagramme.B12:Diagramme.D12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6cm" chart:style-name="ch2">
          <text:p>Rekombinationsart: Arithmetisch</text:p>
        </chart:title>
        <chart:subtitle svg:x="5.681cm" svg:y="1.275cm" chart:style-name="ch3">
          <text:p>Vergleich Umweltselektion</text:p>
        </chart:subtitle>
        <chart:legend chart:legend-position="end" svg:x="12.626cm" svg:y="3.952cm" style:legend-expansion="high" chart:style-name="ch4"/>
        <chart:plot-area chart:style-name="ch5" table:cell-range-address="Diagramme.A27:Diagramme.D29" chart:data-source-has-labels="both" svg:x="1.331cm" svg:y="2.138cm" svg:width="10.975cm" svg:height="5.701cm">
          <chartooo:coordinate-region svg:x="1.767cm" svg:y="2.338cm" svg:width="10.539cm" svg:height="4.854cm"/>
          <chart:axis chart:dimension="x" chart:name="primary-x" chart:style-name="ch6" chartooo:axis-type="auto">
            <chartooo:date-scale/>
            <chart:title svg:x="4.34cm" svg:y="8.019cm" chart:style-name="ch7">
              <text:p>Populationsgröße / Anzahl Kinder</text:p>
            </chart:title>
            <chart:categories table:cell-range-address="Diagramme.B27:Diagramme.D27"/>
          </chart:axis>
          <chart:axis chart:dimension="y" chart:name="primary-y" chart:style-name="ch8">
            <chart:title svg:x="0.451cm" svg:y="7.665cm" chart:style-name="ch9">
              <text:p>Mittelwert Fitness aus 10 Versuchen</text:p>
            </chart:title>
            <chart:grid chart:style-name="ch10" chart:class="major"/>
          </chart:axis>
          <chart:series chart:style-name="ch11" chart:values-cell-range-address="Diagramme.B28:Diagramme.D28" chart:label-cell-address="Diagramme.A28:Diagramme.A28" chart:class="chart:bar">
            <chart:data-point chart:repeated="3"/>
          </chart:series>
          <chart:series chart:style-name="ch12" chart:values-cell-range-address="Diagramme.B29:Diagramme.D29" chart:label-cell-address="Diagramme.A29:Diagramme.A2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27:Diagramme.D27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28:Diagramme.A28</svg:desc>
                </draw:g>
              </table:table-cell>
              <table:table-cell office:value-type="float" office:value="1.90744806838877">
                <text:p>1.90744806838877</text:p>
                <draw:g>
                  <svg:desc>Diagramme.B28:Diagramme.D28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  <draw:g>
                  <svg:desc>Diagramme.A29:Diagramme.A29</svg:desc>
                </draw:g>
              </table:table-cell>
              <table:table-cell office:value-type="float" office:value="1.51396856676041">
                <text:p>1.51396856676041</text:p>
                <draw:g>
                  <svg:desc>Diagramme.B29:Diagramme.D29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Rekombinationsart: Intermediär</text:p>
        </chart:title>
        <chart:subtitle svg:x="5.35cm" svg:y="1.275cm" chart:style-name="ch3">
          <text:p>Vergleich der Umweltselektion</text:p>
        </chart:subtitle>
        <chart:legend chart:legend-position="end" svg:x="12.626cm" svg:y="3.952cm" style:legend-expansion="high" chart:style-name="ch4"/>
        <chart:plot-area chart:style-name="ch5" table:cell-range-address="Diagramme.A35:Diagramme.D37" chart:data-source-has-labels="both" svg:x="1.331cm" svg:y="2.138cm" svg:width="10.975cm" svg:height="5.701cm">
          <chartooo:coordinate-region svg:x="1.767cm" svg:y="2.338cm" svg:width="10.539cm" svg:height="4.854cm"/>
          <chart:axis chart:dimension="x" chart:name="primary-x" chart:style-name="ch6" chartooo:axis-type="auto">
            <chartooo:date-scale/>
            <chart:title svg:x="4.34cm" svg:y="8.019cm" chart:style-name="ch7">
              <text:p>Populationsgröße / Anzahl Kinder</text:p>
            </chart:title>
            <chart:categories table:cell-range-address="Diagramme.B35:Diagramme.D35"/>
          </chart:axis>
          <chart:axis chart:dimension="y" chart:name="primary-y" chart:style-name="ch8">
            <chart:title svg:x="0.451cm" svg:y="7.665cm" chart:style-name="ch9">
              <text:p>Mittelwert Fitness aus 10 Versuchen</text:p>
            </chart:title>
            <chart:grid chart:style-name="ch10" chart:class="major"/>
          </chart:axis>
          <chart:series chart:style-name="ch11" chart:values-cell-range-address="Diagramme.B36:Diagramme.D36" chart:label-cell-address="Diagramme.A36:Diagramme.A36" chart:class="chart:bar">
            <chart:data-point chart:repeated="3"/>
          </chart:series>
          <chart:series chart:style-name="ch12" chart:values-cell-range-address="Diagramme.B37:Diagramme.D37" chart:label-cell-address="Diagramme.A37:Diagramme.A3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5:Diagramme.D35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36:Diagramme.A36</svg:desc>
                </draw:g>
              </table:table-cell>
              <table:table-cell office:value-type="float" office:value="6.50269787764687">
                <text:p>6.50269787764687</text:p>
                <draw:g>
                  <svg:desc>Diagramme.B36:Diagramme.D36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  <draw:g>
                  <svg:desc>Diagramme.A37:Diagramme.A37</svg:desc>
                </draw:g>
              </table:table-cell>
              <table:table-cell office:value-type="float" office:value="1.85789613957414">
                <text:p>1.85789613957414</text:p>
                <draw:g>
                  <svg:desc>Diagramme.B37:Diagramme.D37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